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ROMAN([.A1])" office:value-type="string" office:string-value="I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formula="of:=ROMAN([.D1])" office:value-type="string" office:string-value="I" calcext:value-type="string">
            <text:p>I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MAN([.G1]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ROMAN([.I1])" office:value-type="string" office:string-value="I" calcext:value-type="string">
            <text:p>I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ROMAN([.L1])" office:value-type="string" office:string-value="C" calcext:value-type="string">
            <text:p>C</text:p>
          </table:table-cell>
          <table:table-cell office:value-type="float" office:value="1000" calcext:value-type="float">
            <text:p>1000</text:p>
          </table:table-cell>
          <table:table-cell table:formula="of:=ROMAN([.N1])" office:value-type="string" office:string-value="M" calcext:value-type="string">
            <text:p>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MAN([.A2])" office:value-type="string" office:string-value="VI" calcext:value-type="string">
            <text:p>VI</text:p>
          </table:table-cell>
          <table:table-cell/>
          <table:table-cell office:value-type="float" office:value="2" calcext:value-type="float">
            <text:p>2</text:p>
          </table:table-cell>
          <table:table-cell table:formula="of:=ROMAN([.D2])" office:value-type="string" office:string-value="II" calcext:value-type="string">
            <text:p>II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MAN([.G2])" office:value-type="string" office:string-value="XX" calcext:value-type="string">
            <text:p>XX</text:p>
          </table:table-cell>
          <table:table-cell office:value-type="float" office:value="2" calcext:value-type="float">
            <text:p>2</text:p>
          </table:table-cell>
          <table:table-cell table:formula="of:=ROMAN([.I2])" office:value-type="string" office:string-value="II" calcext:value-type="string">
            <text:p>II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ROMAN([.L2])" office:value-type="string" office:string-value="CC" calcext:value-type="string">
            <text:p>CC</text:p>
          </table:table-cell>
          <table:table-cell office:value-type="float" office:value="2000" calcext:value-type="float">
            <text:p>2000</text:p>
          </table:table-cell>
          <table:table-cell table:formula="of:=ROMAN([.N2])" office:value-type="string" office:string-value="MM" calcext:value-type="string">
            <text:p>M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MAN([.A3])" office:value-type="string" office:string-value="X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table:formula="of:=ROMAN([.D3])" office:value-type="string" office:string-value="III" calcext:value-type="string">
            <text:p>III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MAN([.G3])" office:value-type="string" office:string-value="XXX" calcext:value-type="string">
            <text:p>XXX</text:p>
          </table:table-cell>
          <table:table-cell office:value-type="float" office:value="3" calcext:value-type="float">
            <text:p>3</text:p>
          </table:table-cell>
          <table:table-cell table:formula="of:=ROMAN([.I3])" office:value-type="string" office:string-value="III" calcext:value-type="string">
            <text:p>III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ROMAN([.L3])" office:value-type="string" office:string-value="CCC" calcext:value-type="string">
            <text:p>CCC</text:p>
          </table:table-cell>
          <table:table-cell office:value-type="float" office:value="3000" calcext:value-type="float">
            <text:p>3000</text:p>
          </table:table-cell>
          <table:table-cell table:formula="of:=ROMAN([.N3])" office:value-type="string" office:string-value="MMM" calcext:value-type="string">
            <text:p>MM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MAN([.A4])" office:value-type="string" office:string-value="XIV" calcext:value-type="string">
            <text:p>XIV</text:p>
          </table:table-cell>
          <table:table-cell/>
          <table:table-cell office:value-type="float" office:value="4" calcext:value-type="float">
            <text:p>4</text:p>
          </table:table-cell>
          <table:table-cell table:formula="of:=ROMAN([.D4])" office:value-type="string" office:string-value="IV" calcext:value-type="string">
            <text:p>IV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OMAN([.G4])" office:value-type="string" office:string-value="XL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table:formula="of:=ROMAN([.I4])" office:value-type="string" office:string-value="IV" calcext:value-type="string">
            <text:p>IV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ROMAN([.L4])" office:value-type="string" office:string-value="CD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MAN([.A5])" office:value-type="string" office:string-value="C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formula="of:=ROMAN([.D5])" office:value-type="string" office:string-value="V" calcext:value-type="string">
            <text:p>V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OMAN([.G5])" office:value-type="string" office:string-value="L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formula="of:=ROMAN([.I5])" office:value-type="string" office:string-value="V" calcext:value-type="string">
            <text:p>V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ROMAN([.L5])" office:value-type="string" office:string-value="D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MAN([.A6])" office:value-type="string" office:string-value="CLXXII" calcext:value-type="string">
            <text:p>CLXXII</text:p>
          </table:table-cell>
          <table:table-cell/>
          <table:table-cell office:value-type="float" office:value="6" calcext:value-type="float">
            <text:p>6</text:p>
          </table:table-cell>
          <table:table-cell table:formula="of:=ROMAN([.D6])" office:value-type="string" office:string-value="VI" calcext:value-type="string">
            <text:p>VI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MAN([.G6])" office:value-type="string" office:string-value="LX" calcext:value-type="string">
            <text:p>LX</text:p>
          </table:table-cell>
          <table:table-cell office:value-type="float" office:value="6" calcext:value-type="float">
            <text:p>6</text:p>
          </table:table-cell>
          <table:table-cell table:formula="of:=ROMAN([.I6])" office:value-type="string" office:string-value="VI" calcext:value-type="string">
            <text:p>VI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ROMAN([.L6])" office:value-type="string" office:string-value="DC" calcext:value-type="string">
            <text:p>DC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MAN([.A7])" office:value-type="string" office:string-value="CXCIX" calcext:value-type="string">
            <text:p>CXCIX</text:p>
          </table:table-cell>
          <table:table-cell/>
          <table:table-cell office:value-type="float" office:value="7" calcext:value-type="float">
            <text:p>7</text:p>
          </table:table-cell>
          <table:table-cell table:formula="of:=ROMAN([.D7])" office:value-type="string" office:string-value="VII" calcext:value-type="string">
            <text:p>VII</text:p>
          </table:table-cell>
          <table:table-cell/>
          <table:table-cell office:value-type="float" office:value="70" calcext:value-type="float">
            <text:p>70</text:p>
          </table:table-cell>
          <table:table-cell table:formula="of:=ROMAN([.G7])" office:value-type="string" office:string-value="LXX" calcext:value-type="string">
            <text:p>LXX</text:p>
          </table:table-cell>
          <table:table-cell office:value-type="float" office:value="7" calcext:value-type="float">
            <text:p>7</text:p>
          </table:table-cell>
          <table:table-cell table:formula="of:=ROMAN([.I7])" office:value-type="string" office:string-value="VII" calcext:value-type="string">
            <text:p>VII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ROMAN([.L7])" office:value-type="string" office:string-value="DCC" calcext:value-type="string">
            <text:p>DCC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ROMAN([.A8])" office:value-type="string" office:string-value="MMXVIII" calcext:value-type="string">
            <text:p>MMXVIII</text:p>
          </table:table-cell>
          <table:table-cell/>
          <table:table-cell office:value-type="float" office:value="8" calcext:value-type="float">
            <text:p>8</text:p>
          </table:table-cell>
          <table:table-cell table:formula="of:=ROMAN([.D8])" office:value-type="string" office:string-value="VIII" calcext:value-type="string">
            <text:p>VIII</text:p>
          </table:table-cell>
          <table:table-cell/>
          <table:table-cell office:value-type="float" office:value="80" calcext:value-type="float">
            <text:p>80</text:p>
          </table:table-cell>
          <table:table-cell table:formula="of:=ROMAN([.G8])" office:value-type="string" office:string-value="LXXX" calcext:value-type="string">
            <text:p>LXXX</text:p>
          </table:table-cell>
          <table:table-cell office:value-type="float" office:value="8" calcext:value-type="float">
            <text:p>8</text:p>
          </table:table-cell>
          <table:table-cell table:formula="of:=ROMAN([.I8])" office:value-type="string" office:string-value="VIII" calcext:value-type="string">
            <text:p>VIII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ROMAN([.L8])" office:value-type="string" office:string-value="DCCC" calcext:value-type="string">
            <text:p>DCCC</text:p>
          </table:table-cell>
          <table:table-cell table:number-columns-repeated="2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formula="of:=ROMAN([.A9])" office:value-type="string" office:string-value="MMMCMXCIX" calcext:value-type="string">
            <text:p>MMMCMXCIX</text:p>
          </table:table-cell>
          <table:table-cell/>
          <table:table-cell office:value-type="float" office:value="9" calcext:value-type="float">
            <text:p>9</text:p>
          </table:table-cell>
          <table:table-cell table:formula="of:=ROMAN([.D9])" office:value-type="string" office:string-value="IX" calcext:value-type="string">
            <text:p>IX</text:p>
          </table:table-cell>
          <table:table-cell/>
          <table:table-cell office:value-type="float" office:value="90" calcext:value-type="float">
            <text:p>90</text:p>
          </table:table-cell>
          <table:table-cell table:formula="of:=ROMAN([.G9])" office:value-type="string" office:string-value="XC" calcext:value-type="string">
            <text:p>XC</text:p>
          </table:table-cell>
          <table:table-cell office:value-type="float" office:value="9" calcext:value-type="float">
            <text:p>9</text:p>
          </table:table-cell>
          <table:table-cell table:formula="of:=ROMAN([.I9])" office:value-type="string" office:string-value="IX" calcext:value-type="string">
            <text:p>IX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ROMAN([.L9])" office:value-type="string" office:string-value="CM" calcext:value-type="string">
            <text:p>CM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ROMAN([.A10])" office:value-type="string" office:string-value="" calcext:value-type="error">
            <text:p>Err:50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MAN([.D10])" office:value-type="string" office:string-value="X" calcext:value-type="string">
            <text:p>X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ROMAN([.G10])" office:value-type="string" office:string-value="C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formula="of:=ROMAN([.I10])" office:value-type="string" office:string-value="X" calcext:value-type="string">
            <text:p>X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ROMAN([.L10]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ROMAN([.A11])" office:value-type="string" office:string-value="" calcext:value-type="error">
            <text:p>Err:502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formula="of:=ROMAN([.I11])" office:value-type="string" office:string-value="XI" calcext:value-type="string">
            <text:p>XI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MAN([.A12])">
            <text:p/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formula="of:=ROMAN([.I12])" office:value-type="string" office:string-value="XII" calcext:value-type="string">
            <text:p>X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formula="of:=ROMAN([.I13])" office:value-type="string" office:string-value="XIII" calcext:value-type="string">
            <text:p>X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formula="of:=ROMAN([.I14])" office:value-type="string" office:string-value="XIV" calcext:value-type="string">
            <text:p>XI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formula="of:=ROMAN([.I15])" office:value-type="string" office:string-value="XV" calcext:value-type="string">
            <text:p>X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formula="of:=ROMAN([.I16])" office:value-type="string" office:string-value="XVI" calcext:value-type="string">
            <text:p>XV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formula="of:=ROMAN([.I17])" office:value-type="string" office:string-value="XVII" calcext:value-type="string">
            <text:p>XV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table:formula="of:=ROMAN([.I18])" office:value-type="string" office:string-value="XVIII" calcext:value-type="string">
            <text:p>XV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table:formula="of:=ROMAN([.I19])" office:value-type="string" office:string-value="XIX" calcext:value-type="string">
            <text:p>XIX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ROMAN([.I20])" office:value-type="string" office:string-value="XX" calcext:value-type="string">
            <text:p>XX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table:formula="of:=ROMAN([.I21])" office:value-type="string" office:string-value="XXI" calcext:value-type="string">
            <text:p>XX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2" calcext:value-type="float">
            <text:p>22</text:p>
          </table:table-cell>
          <table:table-cell table:formula="of:=ROMAN([.I22])" office:value-type="string" office:string-value="XXII" calcext:value-type="string">
            <text:p>XX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3" calcext:value-type="float">
            <text:p>23</text:p>
          </table:table-cell>
          <table:table-cell table:formula="of:=ROMAN([.I23])" office:value-type="string" office:string-value="XXIII" calcext:value-type="string">
            <text:p>XX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table:formula="of:=ROMAN([.I24])" office:value-type="string" office:string-value="XXIV" calcext:value-type="string">
            <text:p>XXI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table:formula="of:=ROMAN([.I25])" office:value-type="string" office:string-value="XXV" calcext:value-type="string">
            <text:p>XX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table:formula="of:=ROMAN([.I26])" office:value-type="string" office:string-value="XXVI" calcext:value-type="string">
            <text:p>XXV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table:formula="of:=ROMAN([.I27])" office:value-type="string" office:string-value="XXVII" calcext:value-type="string">
            <text:p>XXV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formula="of:=ROMAN([.I28])" office:value-type="string" office:string-value="XXVIII" calcext:value-type="string">
            <text:p>XXV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 table:formula="of:=ROMAN([.I29])" office:value-type="string" office:string-value="XXIX" calcext:value-type="string">
            <text:p>XXIX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ROMAN([.I30])" office:value-type="string" office:string-value="XXX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1" calcext:value-type="float">
            <text:p>31</text:p>
          </table:table-cell>
          <table:table-cell table:formula="of:=ROMAN([.I31])" office:value-type="string" office:string-value="XXXI" calcext:value-type="string">
            <text:p>XXX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 table:formula="of:=ROMAN([.I32])" office:value-type="string" office:string-value="XXXII" calcext:value-type="string">
            <text:p>XXX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3" calcext:value-type="float">
            <text:p>33</text:p>
          </table:table-cell>
          <table:table-cell table:formula="of:=ROMAN([.I33])" office:value-type="string" office:string-value="XXXIII" calcext:value-type="string">
            <text:p>XXX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4" calcext:value-type="float">
            <text:p>34</text:p>
          </table:table-cell>
          <table:table-cell table:formula="of:=ROMAN([.I34])" office:value-type="string" office:string-value="XXXIV" calcext:value-type="string">
            <text:p>XXXI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table:formula="of:=ROMAN([.I35])" office:value-type="string" office:string-value="XXXV" calcext:value-type="string">
            <text:p>XXX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6" calcext:value-type="float">
            <text:p>36</text:p>
          </table:table-cell>
          <table:table-cell table:formula="of:=ROMAN([.I36])" office:value-type="string" office:string-value="XXXVI" calcext:value-type="string">
            <text:p>XXXV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table:formula="of:=ROMAN([.I37])" office:value-type="string" office:string-value="XXXVII" calcext:value-type="string">
            <text:p>XXXV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formula="of:=ROMAN([.I38])" office:value-type="string" office:string-value="XXXVIII" calcext:value-type="string">
            <text:p>XXXV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9" calcext:value-type="float">
            <text:p>39</text:p>
          </table:table-cell>
          <table:table-cell table:formula="of:=ROMAN([.I39])" office:value-type="string" office:string-value="XXXIX" calcext:value-type="string">
            <text:p>XXXIX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ROMAN([.I40])" office:value-type="string" office:string-value="XL" calcext:value-type="string">
            <text:p>XL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1" calcext:value-type="float">
            <text:p>41</text:p>
          </table:table-cell>
          <table:table-cell table:formula="of:=ROMAN([.I41])" office:value-type="string" office:string-value="XLI" calcext:value-type="string">
            <text:p>XL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2" calcext:value-type="float">
            <text:p>42</text:p>
          </table:table-cell>
          <table:table-cell table:formula="of:=ROMAN([.I42])" office:value-type="string" office:string-value="XLII" calcext:value-type="string">
            <text:p>XL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3" calcext:value-type="float">
            <text:p>43</text:p>
          </table:table-cell>
          <table:table-cell table:formula="of:=ROMAN([.I43])" office:value-type="string" office:string-value="XLIII" calcext:value-type="string">
            <text:p>XL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formula="of:=ROMAN([.I44])" office:value-type="string" office:string-value="XLIV" calcext:value-type="string">
            <text:p>XLI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5" calcext:value-type="float">
            <text:p>45</text:p>
          </table:table-cell>
          <table:table-cell table:formula="of:=ROMAN([.I45])" office:value-type="string" office:string-value="XLV" calcext:value-type="string">
            <text:p>XL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6" calcext:value-type="float">
            <text:p>46</text:p>
          </table:table-cell>
          <table:table-cell table:formula="of:=ROMAN([.I46])" office:value-type="string" office:string-value="XLVI" calcext:value-type="string">
            <text:p>XLV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7" calcext:value-type="float">
            <text:p>47</text:p>
          </table:table-cell>
          <table:table-cell table:formula="of:=ROMAN([.I47])" office:value-type="string" office:string-value="XLVII" calcext:value-type="string">
            <text:p>XLV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8" calcext:value-type="float">
            <text:p>48</text:p>
          </table:table-cell>
          <table:table-cell table:formula="of:=ROMAN([.I48])" office:value-type="string" office:string-value="XLVIII" calcext:value-type="string">
            <text:p>XLV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9" calcext:value-type="float">
            <text:p>49</text:p>
          </table:table-cell>
          <table:table-cell table:formula="of:=ROMAN([.I49])" office:value-type="string" office:string-value="XLIX" calcext:value-type="string">
            <text:p>XLIX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ROMAN([.I50]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1" calcext:value-type="float">
            <text:p>51</text:p>
          </table:table-cell>
          <table:table-cell table:formula="of:=ROMAN([.I51])" office:value-type="string" office:string-value="LI" calcext:value-type="string">
            <text:p>L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2" calcext:value-type="float">
            <text:p>52</text:p>
          </table:table-cell>
          <table:table-cell table:formula="of:=ROMAN([.I52])" office:value-type="string" office:string-value="LII" calcext:value-type="string">
            <text:p>L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3" calcext:value-type="float">
            <text:p>53</text:p>
          </table:table-cell>
          <table:table-cell table:formula="of:=ROMAN([.I53])" office:value-type="string" office:string-value="LIII" calcext:value-type="string">
            <text:p>L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4" calcext:value-type="float">
            <text:p>54</text:p>
          </table:table-cell>
          <table:table-cell table:formula="of:=ROMAN([.I54])" office:value-type="string" office:string-value="LIV" calcext:value-type="string">
            <text:p>LI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5" calcext:value-type="float">
            <text:p>55</text:p>
          </table:table-cell>
          <table:table-cell table:formula="of:=ROMAN([.I55])" office:value-type="string" office:string-value="LV" calcext:value-type="string">
            <text:p>L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6" calcext:value-type="float">
            <text:p>56</text:p>
          </table:table-cell>
          <table:table-cell table:formula="of:=ROMAN([.I56])" office:value-type="string" office:string-value="LVI" calcext:value-type="string">
            <text:p>LV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7" calcext:value-type="float">
            <text:p>57</text:p>
          </table:table-cell>
          <table:table-cell table:formula="of:=ROMAN([.I57])" office:value-type="string" office:string-value="LVII" calcext:value-type="string">
            <text:p>LV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8" calcext:value-type="float">
            <text:p>58</text:p>
          </table:table-cell>
          <table:table-cell table:formula="of:=ROMAN([.I58])" office:value-type="string" office:string-value="LVIII" calcext:value-type="string">
            <text:p>LV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59" calcext:value-type="float">
            <text:p>59</text:p>
          </table:table-cell>
          <table:table-cell table:formula="of:=ROMAN([.I59])" office:value-type="string" office:string-value="LIX" calcext:value-type="string">
            <text:p>LIX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0" calcext:value-type="float">
            <text:p>60</text:p>
          </table:table-cell>
          <table:table-cell table:formula="of:=ROMAN([.I60])" office:value-type="string" office:string-value="LX" calcext:value-type="string">
            <text:p>LX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1" calcext:value-type="float">
            <text:p>61</text:p>
          </table:table-cell>
          <table:table-cell table:formula="of:=ROMAN([.I61])" office:value-type="string" office:string-value="LXI" calcext:value-type="string">
            <text:p>LX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2" calcext:value-type="float">
            <text:p>62</text:p>
          </table:table-cell>
          <table:table-cell table:formula="of:=ROMAN([.I62])" office:value-type="string" office:string-value="LXII" calcext:value-type="string">
            <text:p>LX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3" calcext:value-type="float">
            <text:p>63</text:p>
          </table:table-cell>
          <table:table-cell table:formula="of:=ROMAN([.I63])" office:value-type="string" office:string-value="LXIII" calcext:value-type="string">
            <text:p>LX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table:formula="of:=ROMAN([.I64])" office:value-type="string" office:string-value="LXIV" calcext:value-type="string">
            <text:p>LXI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5" calcext:value-type="float">
            <text:p>65</text:p>
          </table:table-cell>
          <table:table-cell table:formula="of:=ROMAN([.I65])" office:value-type="string" office:string-value="LXV" calcext:value-type="string">
            <text:p>LX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6" calcext:value-type="float">
            <text:p>66</text:p>
          </table:table-cell>
          <table:table-cell table:formula="of:=ROMAN([.I66])" office:value-type="string" office:string-value="LXVI" calcext:value-type="string">
            <text:p>LXV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7" calcext:value-type="float">
            <text:p>67</text:p>
          </table:table-cell>
          <table:table-cell table:formula="of:=ROMAN([.I67])" office:value-type="string" office:string-value="LXVII" calcext:value-type="string">
            <text:p>LXV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8" calcext:value-type="float">
            <text:p>68</text:p>
          </table:table-cell>
          <table:table-cell table:formula="of:=ROMAN([.I68])" office:value-type="string" office:string-value="LXVIII" calcext:value-type="string">
            <text:p>LXV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9" calcext:value-type="float">
            <text:p>69</text:p>
          </table:table-cell>
          <table:table-cell table:formula="of:=ROMAN([.I69])" office:value-type="string" office:string-value="LXIX" calcext:value-type="string">
            <text:p>LXIX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ROMAN([.I70])" office:value-type="string" office:string-value="LXX" calcext:value-type="string">
            <text:p>LXX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1" calcext:value-type="float">
            <text:p>71</text:p>
          </table:table-cell>
          <table:table-cell table:formula="of:=ROMAN([.I71])" office:value-type="string" office:string-value="LXXI" calcext:value-type="string">
            <text:p>LXX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2" calcext:value-type="float">
            <text:p>72</text:p>
          </table:table-cell>
          <table:table-cell table:formula="of:=ROMAN([.I72])" office:value-type="string" office:string-value="LXXII" calcext:value-type="string">
            <text:p>LXX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3" calcext:value-type="float">
            <text:p>73</text:p>
          </table:table-cell>
          <table:table-cell table:formula="of:=ROMAN([.I73])" office:value-type="string" office:string-value="LXXIII" calcext:value-type="string">
            <text:p>LXX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4" calcext:value-type="float">
            <text:p>74</text:p>
          </table:table-cell>
          <table:table-cell table:formula="of:=ROMAN([.I74])" office:value-type="string" office:string-value="LXXIV" calcext:value-type="string">
            <text:p>LXXI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5" calcext:value-type="float">
            <text:p>75</text:p>
          </table:table-cell>
          <table:table-cell table:formula="of:=ROMAN([.I75])" office:value-type="string" office:string-value="LXXV" calcext:value-type="string">
            <text:p>LXX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6" calcext:value-type="float">
            <text:p>76</text:p>
          </table:table-cell>
          <table:table-cell table:formula="of:=ROMAN([.I76])" office:value-type="string" office:string-value="LXXVI" calcext:value-type="string">
            <text:p>LXXV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table:formula="of:=ROMAN([.I77])" office:value-type="string" office:string-value="LXXVII" calcext:value-type="string">
            <text:p>LXXV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8" calcext:value-type="float">
            <text:p>78</text:p>
          </table:table-cell>
          <table:table-cell table:formula="of:=ROMAN([.I78])" office:value-type="string" office:string-value="LXXVIII" calcext:value-type="string">
            <text:p>LXXV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79" calcext:value-type="float">
            <text:p>79</text:p>
          </table:table-cell>
          <table:table-cell table:formula="of:=ROMAN([.I79])" office:value-type="string" office:string-value="LXXIX" calcext:value-type="string">
            <text:p>LXXIX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ROMAN([.I80])" office:value-type="string" office:string-value="LXXX" calcext:value-type="string">
            <text:p>LXXX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1" calcext:value-type="float">
            <text:p>81</text:p>
          </table:table-cell>
          <table:table-cell table:formula="of:=ROMAN([.I81])" office:value-type="string" office:string-value="LXXXI" calcext:value-type="string">
            <text:p>LXXX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2" calcext:value-type="float">
            <text:p>82</text:p>
          </table:table-cell>
          <table:table-cell table:formula="of:=ROMAN([.I82])" office:value-type="string" office:string-value="LXXXII" calcext:value-type="string">
            <text:p>LXXX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3" calcext:value-type="float">
            <text:p>83</text:p>
          </table:table-cell>
          <table:table-cell table:formula="of:=ROMAN([.I83])" office:value-type="string" office:string-value="LXXXIII" calcext:value-type="string">
            <text:p>LXXX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4" calcext:value-type="float">
            <text:p>84</text:p>
          </table:table-cell>
          <table:table-cell table:formula="of:=ROMAN([.I84])" office:value-type="string" office:string-value="LXXXIV" calcext:value-type="string">
            <text:p>LXXXI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table:formula="of:=ROMAN([.I85])" office:value-type="string" office:string-value="LXXXV" calcext:value-type="string">
            <text:p>LXXX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6" calcext:value-type="float">
            <text:p>86</text:p>
          </table:table-cell>
          <table:table-cell table:formula="of:=ROMAN([.I86])" office:value-type="string" office:string-value="LXXXVI" calcext:value-type="string">
            <text:p>LXXXV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7" calcext:value-type="float">
            <text:p>87</text:p>
          </table:table-cell>
          <table:table-cell table:formula="of:=ROMAN([.I87])" office:value-type="string" office:string-value="LXXXVII" calcext:value-type="string">
            <text:p>LXXXV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8" calcext:value-type="float">
            <text:p>88</text:p>
          </table:table-cell>
          <table:table-cell table:formula="of:=ROMAN([.I88])" office:value-type="string" office:string-value="LXXXVIII" calcext:value-type="string">
            <text:p>LXXXV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9" calcext:value-type="float">
            <text:p>89</text:p>
          </table:table-cell>
          <table:table-cell table:formula="of:=ROMAN([.I89])" office:value-type="string" office:string-value="LXXXIX" calcext:value-type="string">
            <text:p>LXXXIX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ROMAN([.I90])" office:value-type="string" office:string-value="XC" calcext:value-type="string">
            <text:p>XC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1" calcext:value-type="float">
            <text:p>91</text:p>
          </table:table-cell>
          <table:table-cell table:formula="of:=ROMAN([.I91])" office:value-type="string" office:string-value="XCI" calcext:value-type="string">
            <text:p>XC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2" calcext:value-type="float">
            <text:p>92</text:p>
          </table:table-cell>
          <table:table-cell table:formula="of:=ROMAN([.I92])" office:value-type="string" office:string-value="XCII" calcext:value-type="string">
            <text:p>XC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3" calcext:value-type="float">
            <text:p>93</text:p>
          </table:table-cell>
          <table:table-cell table:formula="of:=ROMAN([.I93])" office:value-type="string" office:string-value="XCIII" calcext:value-type="string">
            <text:p>XC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4" calcext:value-type="float">
            <text:p>94</text:p>
          </table:table-cell>
          <table:table-cell table:formula="of:=ROMAN([.I94])" office:value-type="string" office:string-value="XCIV" calcext:value-type="string">
            <text:p>XCI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5" calcext:value-type="float">
            <text:p>95</text:p>
          </table:table-cell>
          <table:table-cell table:formula="of:=ROMAN([.I95])" office:value-type="string" office:string-value="XCV" calcext:value-type="string">
            <text:p>XCV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6" calcext:value-type="float">
            <text:p>96</text:p>
          </table:table-cell>
          <table:table-cell table:formula="of:=ROMAN([.I96])" office:value-type="string" office:string-value="XCVI" calcext:value-type="string">
            <text:p>XCV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7" calcext:value-type="float">
            <text:p>97</text:p>
          </table:table-cell>
          <table:table-cell table:formula="of:=ROMAN([.I97])" office:value-type="string" office:string-value="XCVII" calcext:value-type="string">
            <text:p>XCV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8" calcext:value-type="float">
            <text:p>98</text:p>
          </table:table-cell>
          <table:table-cell table:formula="of:=ROMAN([.I98])" office:value-type="string" office:string-value="XCVIII" calcext:value-type="string">
            <text:p>XCVIII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9" calcext:value-type="float">
            <text:p>99</text:p>
          </table:table-cell>
          <table:table-cell table:formula="of:=ROMAN([.I99])" office:value-type="string" office:string-value="XCIX" calcext:value-type="string">
            <text:p>XCIX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ROMAN([.I100])" office:value-type="string" office:string-value="C" calcext:value-type="string">
            <text:p>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8T09:18:47.176000000</meta:creation-date>
    <meta:generator>LibreOffice/6.3.3.2$Windows_X86_64 LibreOffice_project/a64200df03143b798afd1ec74a12ab50359878ed</meta:generator>
    <dc:date>2019-12-18T12:12:42.946000000</dc:date>
    <meta:editing-duration>PT21M18S</meta:editing-duration>
    <meta:editing-cycles>2</meta:editing-cycles>
    <meta:document-statistic meta:table-count="1" meta:cell-count="290" meta:object-count="0"/>
  </office:meta>
</office:document-meta>
</file>